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4cm" fo:min-width="8.977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4.969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436cm" fo:min-width="1.687cm"/>
    </style:style>
    <style:style style:name="gr6" style:family="graphic" style:parent-style-name="standard">
      <style:graphic-properties draw:textarea-horizontal-align="justify" draw:textarea-vertical-align="middle" draw:auto-grow-height="false" fo:min-height="1.464cm" fo:min-width="8.248cm"/>
    </style:style>
    <style:style style:name="gr7" style:family="graphic" style:parent-style-name="standard">
      <style:graphic-properties draw:textarea-horizontal-align="justify" draw:textarea-vertical-align="middle" draw:auto-grow-height="false" fo:min-height="1.122cm" fo:min-width="7.519cm"/>
    </style:style>
    <style:style style:name="gr8" style:family="graphic" style:parent-style-name="standard">
      <style:graphic-properties draw:textarea-horizontal-align="justify" draw:textarea-vertical-align="middle" draw:auto-grow-height="false" fo:min-height="0.779cm" fo:min-width="4.239cm"/>
    </style:style>
    <style:style style:name="gr9" style:family="graphic" style:parent-style-name="standard">
      <style:graphic-properties draw:textarea-horizontal-align="justify" draw:textarea-vertical-align="middle" draw:auto-grow-height="false" fo:min-height="0.436cm" fo:min-width="0.958cm"/>
    </style:style>
    <style:style style:name="gr10" style:family="graphic" style:parent-style-name="standard">
      <style:graphic-properties draw:textarea-horizontal-align="justify" draw:textarea-vertical-align="middle" draw:auto-grow-height="false" fo:min-height="2.288cm" fo:min-width="12.6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.3999996185303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477cm" svg:height="1.714cm" svg:x="8.5cm" svg:y="2.5cm">
          <text:p text:style-name="P1"><text:span text:style-name="T1">Ingreso a la aplicac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5cm" svg:y1="4.286cm" svg:x2="13.5cm" svg:y2="6.001cm">
          <text:p/>
        </draw:line>
        <draw:custom-shape draw:style-name="gr3" draw:text-style-name="P2" xml:id="id1" draw:id="id1" draw:layer="layout" svg:width="10.935cm" svg:height="2.4cm" svg:x="8cm" svg:y="6.1cm">
          <text:p text:style-name="P1"><text:span text:style-name="T1">Conoce el equip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cm" svg:y1="7.3cm" svg:x2="4.645cm" svg:y2="9.917cm" draw:start-shape="id1" draw:start-glue-point="5" draw:end-shape="id2" draw:end-glue-point="0" svg:d="M8000 7300h-3355v2617" svg:viewBox="0 0 3356 2618">
          <text:p/>
        </draw:connector>
        <draw:custom-shape draw:style-name="gr5" draw:text-style-name="P2" draw:layer="layout" svg:width="2.187cm" svg:height="0.686cm" svg:x="3.5cm" svg:y="8.314cm">
          <text:p text:style-name="P1"><text:span text:style-name="T1">si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935cm" svg:y1="7.3cm" svg:x2="21.645cm" svg:y2="9.5cm" draw:start-shape="id1" draw:start-glue-point="7" svg:d="M18935 7300h1606v2200h1104" svg:viewBox="0 0 2711 2201">
          <text:p/>
        </draw:connector>
        <draw:custom-shape draw:style-name="gr5" draw:text-style-name="P2" draw:layer="layout" svg:width="2.187cm" svg:height="0.686cm" svg:x="19.5cm" svg:y="8.314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8.748cm" svg:height="1.714cm" svg:x="0.271cm" svg:y="9.917cm">
          <text:p text:style-name="P1"><text:span text:style-name="T1">Filtra por equipo?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8.019cm" svg:height="1.372cm" svg:x="17cm" svg:y="9.5cm">
          <text:p text:style-name="P1"><text:span text:style-name="T1">Busca entre todos lo partido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" draw:id="id3" draw:layer="layout" svg:width="9.477cm" svg:height="2.057cm" svg:x="1cm" svg:y="14cm">
          <text:p text:style-name="P1"><text:span text:style-name="T1">Conoce la ubicaci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xml:id="id6" draw:id="id6" draw:layer="layout" svg:x1="5.5cm" svg:y1="11.5cm" svg:x2="5.5cm" svg:y2="14cm">
          <text:p/>
        </draw:line>
        <draw:connector draw:style-name="gr4" draw:text-style-name="P1" draw:layer="layout" svg:x1="10.477cm" svg:y1="15.028cm" svg:x2="14.849cm" svg:y2="18.731cm" draw:start-shape="id3" draw:end-shape="id4" draw:end-glue-point="3" svg:d="M10477 15028h2186v3703h2186" svg:viewBox="0 0 4373 3704">
          <text:p/>
        </draw:connector>
        <draw:custom-shape draw:style-name="gr1" draw:text-style-name="P2" draw:layer="layout" svg:width="9.477cm" svg:height="1.714cm" svg:x="-0.477cm" svg:y="18.286cm">
          <text:p text:style-name="P1"><text:span text:style-name="T1">Va al campo de juego</text:span></text:p>
          <text:p text:style-name="P1"><text:span text:style-name="T1">directament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87cm" svg:height="0.686cm" svg:x="5cm" svg:y="16.5cm">
          <text:p text:style-name="P1"><text:span text:style-name="T1">si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458cm" svg:height="0.686cm" svg:x="12.042cm" svg:y="16.314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" draw:id="id4" draw:layer="layout" svg:width="13.122cm" svg:height="2.538cm" svg:x="14.849cm" svg:y="17.462cm">
          <text:p text:style-name="P1"><text:span text:style-name="T1">Presiona sobre el iframe y se </text:span></text:p>
          <text:p text:style-name="P1"><text:span text:style-name="T1">Dirige al campo de juego guiado</text:span></text:p>
          <text:p text:style-name="P1"><text:span text:style-name="T1">Por el gps.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cm" svg:y1="10.186cm" svg:x2="17cm" svg:y2="10.186cm" draw:start-shape="id5" draw:start-glue-point="3" draw:end-shape="id5" draw:end-glue-point="3" svg:d="M17000 10186z" svg:viewBox="0 0 1 1">
          <text:p/>
        </draw:connector>
        <draw:connector draw:style-name="gr4" draw:text-style-name="P1" draw:layer="layout" svg:x1="5.5cm" svg:y1="12.75cm" svg:x2="17cm" svg:y2="10.186cm" draw:start-shape="id6" draw:start-glue-point="1" draw:end-shape="id5" svg:d="M5500 12750h5824v-2564h5676" svg:viewBox="0 0 11501 2565">
          <text:p/>
        </draw:connector>
        <draw:connector draw:style-name="gr4" draw:text-style-name="P1" draw:layer="layout" svg:x1="1cm" svg:y1="15.029cm" svg:x2="1cm" svg:y2="15.029cm" draw:start-shape="id3" draw:start-glue-point="5" draw:end-shape="id3" draw:end-glue-point="5" svg:d="M1000 15029z" svg:viewBox="0 0 1 1">
          <text:p/>
        </draw:connector>
        <draw:line draw:style-name="gr2" draw:text-style-name="P3" draw:layer="layout" svg:x1="5.5cm" svg:y1="16cm" svg:x2="5.5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4M58S</meta:editing-duration>
    <meta:editing-cycles>4</meta:editing-cycles>
    <meta:generator>LibreOffice/5.3.4.2$Windows_X86_64 LibreOffice_project/f82d347ccc0be322489bf7da61d7e4ad13fe2ff3</meta:generator>
    <dc:date>2019-06-22T10:28:22.823000000</dc:date>
    <meta:document-statistic meta:object-count="20"/>
  </office:meta>
</office:document-meta>
</file>